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3.03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1.669cm"/>
    </style:style>
    <style:style style:name="co21" style:family="table-column">
      <style:table-column-properties fo:break-before="auto" style:column-width="2.05cm"/>
    </style:style>
    <style:style style:name="co22" style:family="table-column">
      <style:table-column-properties fo:break-before="auto" style:column-width="2.323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2.895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459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2.295cm"/>
    </style:style>
    <style:style style:name="co30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3.411cm"/>
    </style:style>
    <style:style style:name="co32" style:family="table-column">
      <style:table-column-properties fo:break-before="auto" style:column-width="1.642cm"/>
    </style:style>
    <style:style style:name="co33" style:family="table-column">
      <style:table-column-properties fo:break-before="auto" style:column-width="2.921cm"/>
    </style:style>
    <style:style style:name="co34" style:family="table-column">
      <style:table-column-properties fo:break-before="auto" style:column-width="3.276cm"/>
    </style:style>
    <style:style style:name="co35" style:family="table-column">
      <style:table-column-properties fo:break-before="auto" style:column-width="2.84cm"/>
    </style:style>
    <style:style style:name="co36" style:family="table-column">
      <style:table-column-properties fo:break-before="auto" style:column-width="2.649cm"/>
    </style:style>
    <style:style style:name="co37" style:family="table-column">
      <style:table-column-properties fo:break-before="auto" style:column-width="2.676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os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2" table:number-columns-repeated="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5.5256" calcext:value-type="float">
            <text:p>55.525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3768933.72" calcext:value-type="float">
            <text:p>33768933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9" calcext:value-type="float">
            <text:p>6.29</text:p>
          </table:table-cell>
          <table:table-cell office:value-type="float" office:value="17.6799" calcext:value-type="float">
            <text:p>17.6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7368" calcext:value-type="float">
            <text:p>22.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652" calcext:value-type="float">
            <text:p>23.4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703" calcext:value-type="float">
            <text:p>8.2703</text:p>
          </table:table-cell>
          <table:table-cell office:value-type="float" office:value="0.4066" calcext:value-type="float">
            <text:p>0.4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277" calcext:value-type="float">
            <text:p>55.5277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1125" calcext:value-type="float">
            <text:p>68.112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28552.82" calcext:value-type="float">
            <text:p>27528552.8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9" calcext:value-type="float">
            <text:p>6.269</text:p>
          </table:table-cell>
          <table:table-cell office:value-type="float" office:value="19.2829" calcext:value-type="float">
            <text:p>19.2829</text:p>
          </table:table-cell>
          <table:table-cell office:value-type="float" office:value="0.3505" calcext:value-type="float">
            <text:p>0.3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796" calcext:value-type="float">
            <text:p>23.0796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8.7471" calcext:value-type="float">
            <text:p>28.7471</text:p>
          </table:table-cell>
          <table:table-cell office:value-type="float" office:value="10.0411" calcext:value-type="float">
            <text:p>10.0411</text:p>
          </table:table-cell>
          <table:table-cell office:value-type="float" office:value="0" calcext:value-type="float">
            <text:p>0</text:p>
          </table:table-cell>
          <table:table-cell office:value-type="float" office:value="8.8865" calcext:value-type="float">
            <text:p>8.8865</text:p>
          </table:table-cell>
          <table:table-cell office:value-type="float" office:value="0.4636" calcext:value-type="float">
            <text:p>0.4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152" calcext:value-type="float">
            <text:p>68.115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.707" calcext:value-type="float">
            <text:p>60.70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83" calcext:value-type="float">
            <text:p>18747827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0886703.68" calcext:value-type="float">
            <text:p>30886703.6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49" calcext:value-type="float">
            <text:p>6.2649</text:p>
          </table:table-cell>
          <table:table-cell office:value-type="float" office:value="21.3877" calcext:value-type="float">
            <text:p>21.3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2344" calcext:value-type="float">
            <text:p>30.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79" calcext:value-type="float">
            <text:p>19.8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52" calcext:value-type="float">
            <text:p>6.6752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094" calcext:value-type="float">
            <text:p>60.709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.003" calcext:value-type="float">
            <text:p>72.003</text:p>
          </table:table-cell>
          <table:table-cell office:value-type="float" office:value="1875127576" calcext:value-type="float">
            <text:p>1875127576</text:p>
          </table:table-cell>
          <table:table-cell office:value-type="float" office:value="0" calcext:value-type="float">
            <text:p>0</text:p>
          </table:table-cell>
          <table:table-cell office:value-type="float" office:value="88857" calcext:value-type="float">
            <text:p>88857</text:p>
          </table:table-cell>
          <table:table-cell office:value-type="float" office:value="1874871622" calcext:value-type="float">
            <text:p>18748716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041108.17" calcext:value-type="float">
            <text:p>26041108.1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45" calcext:value-type="float">
            <text:p>6.2645</text:p>
          </table:table-cell>
          <table:table-cell office:value-type="float" office:value="22.7587" calcext:value-type="float">
            <text:p>22.7587</text:p>
          </table:table-cell>
          <table:table-cell office:value-type="float" office:value="0.3991" calcext:value-type="float">
            <text:p>0.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321" calcext:value-type="float">
            <text:p>30.332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24.9884" calcext:value-type="float">
            <text:p>24.9884</text:p>
          </table:table-cell>
          <table:table-cell office:value-type="float" office:value="9.8088" calcext:value-type="float">
            <text:p>9.8088</text:p>
          </table:table-cell>
          <table:table-cell office:value-type="float" office:value="0.0028" calcext:value-type="float">
            <text:p>0.0028</text:p>
          </table:table-cell>
          <table:table-cell office:value-type="float" office:value="6.3072" calcext:value-type="float">
            <text:p>6.3072</text:p>
          </table:table-cell>
          <table:table-cell office:value-type="float" office:value="0.4633" calcext:value-type="float">
            <text:p>0.4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058" calcext:value-type="float">
            <text:p>72.0058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8.0275" calcext:value-type="float">
            <text:p>68.027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526911" calcext:value-type="float">
            <text:p>18745269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96" calcext:value-type="float">
            <text:p>1599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62958.1" calcext:value-type="float">
            <text:p>27562958.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07" calcext:value-type="float">
            <text:p>6.2607</text:p>
          </table:table-cell>
          <table:table-cell office:value-type="float" office:value="24.0435" calcext:value-type="float">
            <text:p>24.0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8676" calcext:value-type="float">
            <text:p>34.8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393" calcext:value-type="float">
            <text:p>20.3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71" calcext:value-type="float">
            <text:p>8.2171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301" calcext:value-type="float">
            <text:p>68.0301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.0134" calcext:value-type="float">
            <text:p>78.0134</text:p>
          </table:table-cell>
          <table:table-cell office:value-type="float" office:value="1941998789" calcext:value-type="float">
            <text:p>1941998789</text:p>
          </table:table-cell>
          <table:table-cell office:value-type="float" office:value="0" calcext:value-type="float">
            <text:p>0</text:p>
          </table:table-cell>
          <table:table-cell office:value-type="float" office:value="66960070" calcext:value-type="float">
            <text:p>66960070</text:p>
          </table:table-cell>
          <table:table-cell office:value-type="float" office:value="1941443654" calcext:value-type="float">
            <text:p>1941443654</text:p>
          </table:table-cell>
          <table:table-cell office:value-type="float" office:value="96.43" calcext:value-type="float">
            <text:p>96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6128" calcext:value-type="float">
            <text:p>6612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034837.19" calcext:value-type="float">
            <text:p>24034837.1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703" calcext:value-type="float">
            <text:p>6.2703</text:p>
          </table:table-cell>
          <table:table-cell office:value-type="float" office:value="26.6208" calcext:value-type="float">
            <text:p>26.6208</text:p>
          </table:table-cell>
          <table:table-cell office:value-type="float" office:value="0.4523" calcext:value-type="float">
            <text:p>0.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422" calcext:value-type="float">
            <text:p>35.9422</text:p>
          </table:table-cell>
          <table:table-cell office:value-type="float" office:value="0.0279" calcext:value-type="float">
            <text:p>0.0279</text:p>
          </table:table-cell>
          <table:table-cell office:value-type="float" office:value="0" calcext:value-type="float">
            <text:p>0</text:p>
          </table:table-cell>
          <table:table-cell office:value-type="float" office:value="24.515" calcext:value-type="float">
            <text:p>24.515</text:p>
          </table:table-cell>
          <table:table-cell office:value-type="float" office:value="9.5925" calcext:value-type="float">
            <text:p>9.5925</text:p>
          </table:table-cell>
          <table:table-cell office:value-type="float" office:value="0.8766" calcext:value-type="float">
            <text:p>0.8766</text:p>
          </table:table-cell>
          <table:table-cell office:value-type="float" office:value="5.8063" calcext:value-type="float">
            <text:p>5.8063</text:p>
          </table:table-cell>
          <table:table-cell office:value-type="float" office:value="0.4351" calcext:value-type="float">
            <text:p>0.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164" calcext:value-type="float">
            <text:p>78.0164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.9855" calcext:value-type="float">
            <text:p>76.985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015167" calcext:value-type="float">
            <text:p>18740151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88" calcext:value-type="float">
            <text:p>3198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355728.54" calcext:value-type="float">
            <text:p>24355728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55" calcext:value-type="float">
            <text:p>6.2255</text:p>
          </table:table-cell>
          <table:table-cell office:value-type="float" office:value="26.1076" calcext:value-type="float">
            <text:p>26.1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8448" calcext:value-type="float">
            <text:p>37.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345" calcext:value-type="float">
            <text:p>21.8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874" calcext:value-type="float">
            <text:p>12.3874</text:p>
          </table:table-cell>
          <table:table-cell office:value-type="float" office:value="0.4247" calcext:value-type="float">
            <text:p>0.4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885" calcext:value-type="float">
            <text:p>76.988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2.0226" calcext:value-type="float">
            <text:p>82.0226</text:p>
          </table:table-cell>
          <table:table-cell office:value-type="float" office:value="1949694301" calcext:value-type="float">
            <text:p>1949694301</text:p>
          </table:table-cell>
          <table:table-cell office:value-type="float" office:value="0" calcext:value-type="float">
            <text:p>0</text:p>
          </table:table-cell>
          <table:table-cell office:value-type="float" office:value="74655582" calcext:value-type="float">
            <text:p>74655582</text:p>
          </table:table-cell>
          <table:table-cell office:value-type="float" office:value="1948543610" calcext:value-type="float">
            <text:p>1948543610</text:p>
          </table:table-cell>
          <table:table-cell office:value-type="float" office:value="96.02" calcext:value-type="float">
            <text:p>96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24171" calcext:value-type="float">
            <text:p>12417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2860033.76" calcext:value-type="float">
            <text:p>22860033.7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6" calcext:value-type="float">
            <text:p>6.266</text:p>
          </table:table-cell>
          <table:table-cell office:value-type="float" office:value="29.1445" calcext:value-type="float">
            <text:p>29.1445</text:p>
          </table:table-cell>
          <table:table-cell office:value-type="float" office:value="0.4891" calcext:value-type="float">
            <text:p>0.4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62" calcext:value-type="float">
            <text:p>39.062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25.9215" calcext:value-type="float">
            <text:p>25.9215</text:p>
          </table:table-cell>
          <table:table-cell office:value-type="float" office:value="9.621" calcext:value-type="float">
            <text:p>9.621</text:p>
          </table:table-cell>
          <table:table-cell office:value-type="float" office:value="1.175" calcext:value-type="float">
            <text:p>1.175</text:p>
          </table:table-cell>
          <table:table-cell office:value-type="float" office:value="5.6372" calcext:value-type="float">
            <text:p>5.6372</text:p>
          </table:table-cell>
          <table:table-cell office:value-type="float" office:value="0.438" calcext:value-type="float">
            <text:p>0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0258" calcext:value-type="float">
            <text:p>82.0258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90.3094" calcext:value-type="float">
            <text:p>90.309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991679" calcext:value-type="float">
            <text:p>18729916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972" calcext:value-type="float">
            <text:p>6397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0762387.76" calcext:value-type="float">
            <text:p>20762387.7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02" calcext:value-type="float">
            <text:p>6.2602</text:p>
          </table:table-cell>
          <table:table-cell office:value-type="float" office:value="27.7614" calcext:value-type="float">
            <text:p>27.7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8154" calcext:value-type="float">
            <text:p>39.8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979" calcext:value-type="float">
            <text:p>23.7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802" calcext:value-type="float">
            <text:p>22.1802</text:p>
          </table:table-cell>
          <table:table-cell office:value-type="float" office:value="0.4279" calcext:value-type="float">
            <text:p>0.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3129" calcext:value-type="float">
            <text:p>90.3129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4.2676" calcext:value-type="float">
            <text:p>84.2676</text:p>
          </table:table-cell>
          <table:table-cell office:value-type="float" office:value="1942748296" calcext:value-type="float">
            <text:p>1942748296</text:p>
          </table:table-cell>
          <table:table-cell office:value-type="float" office:value="0" calcext:value-type="float">
            <text:p>0</text:p>
          </table:table-cell>
          <table:table-cell office:value-type="float" office:value="67709577" calcext:value-type="float">
            <text:p>67709577</text:p>
          </table:table-cell>
          <table:table-cell office:value-type="float" office:value="1940440001" calcext:value-type="float">
            <text:p>1940440001</text:p>
          </table:table-cell>
          <table:table-cell office:value-type="float" office:value="96.39" calcext:value-type="float">
            <text:p>9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47316" calcext:value-type="float">
            <text:p>14731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2250997.3" calcext:value-type="float">
            <text:p>22250997.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703" calcext:value-type="float">
            <text:p>6.2703</text:p>
          </table:table-cell>
          <table:table-cell office:value-type="float" office:value="30.7337" calcext:value-type="float">
            <text:p>30.7337</text:p>
          </table:table-cell>
          <table:table-cell office:value-type="float" office:value="0.5171" calcext:value-type="float">
            <text:p>0.5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868" calcext:value-type="float">
            <text:p>40.9868</text:p>
          </table:table-cell>
          <table:table-cell office:value-type="float" office:value="0.0279" calcext:value-type="float">
            <text:p>0.0279</text:p>
          </table:table-cell>
          <table:table-cell office:value-type="float" office:value="0" calcext:value-type="float">
            <text:p>0</text:p>
          </table:table-cell>
          <table:table-cell office:value-type="float" office:value="26.5187" calcext:value-type="float">
            <text:p>26.5187</text:p>
          </table:table-cell>
          <table:table-cell office:value-type="float" office:value="9.658" calcext:value-type="float">
            <text:p>9.658</text:p>
          </table:table-cell>
          <table:table-cell office:value-type="float" office:value="1.088" calcext:value-type="float">
            <text:p>1.088</text:p>
          </table:table-cell>
          <table:table-cell office:value-type="float" office:value="5.5674" calcext:value-type="float">
            <text:p>5.5674</text:p>
          </table:table-cell>
          <table:table-cell office:value-type="float" office:value="0.4351" calcext:value-type="float">
            <text:p>0.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709" calcext:value-type="float">
            <text:p>84.270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3.727" calcext:value-type="float">
            <text:p>113.72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0944703" calcext:value-type="float">
            <text:p>18709447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940" calcext:value-type="float">
            <text:p>12794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6487189.38" calcext:value-type="float">
            <text:p>16487189.3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14" calcext:value-type="float">
            <text:p>6.2614</text:p>
          </table:table-cell>
          <table:table-cell office:value-type="float" office:value="29.396" calcext:value-type="float">
            <text:p>29.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6959" calcext:value-type="float">
            <text:p>41.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056" calcext:value-type="float">
            <text:p>25.6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415" calcext:value-type="float">
            <text:p>39.9415</text:p>
          </table:table-cell>
          <table:table-cell office:value-type="float" office:value="0.4206" calcext:value-type="float">
            <text:p>0.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7315" calcext:value-type="float">
            <text:p>113.731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6.2886" calcext:value-type="float">
            <text:p>86.2886</text:p>
          </table:table-cell>
          <table:table-cell office:value-type="float" office:value="1939177289" calcext:value-type="float">
            <text:p>1939177289</text:p>
          </table:table-cell>
          <table:table-cell office:value-type="float" office:value="0" calcext:value-type="float">
            <text:p>0</text:p>
          </table:table-cell>
          <table:table-cell office:value-type="float" office:value="64138570" calcext:value-type="float">
            <text:p>64138570</text:p>
          </table:table-cell>
          <table:table-cell office:value-type="float" office:value="1934523405" calcext:value-type="float">
            <text:p>1934523405</text:p>
          </table:table-cell>
          <table:table-cell office:value-type="float" office:value="96.58" calcext:value-type="float">
            <text:p>9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70471" calcext:value-type="float">
            <text:p>17047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1729850.68" calcext:value-type="float">
            <text:p>21729850.6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291" calcext:value-type="float">
            <text:p>6.2291</text:p>
          </table:table-cell>
          <table:table-cell office:value-type="float" office:value="32.4462" calcext:value-type="float">
            <text:p>32.4462</text:p>
          </table:table-cell>
          <table:table-cell office:value-type="float" office:value="0.5291" calcext:value-type="float">
            <text:p>0.5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485" calcext:value-type="float">
            <text:p>43.048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" calcext:value-type="float">
            <text:p>0</text:p>
          </table:table-cell>
          <table:table-cell office:value-type="float" office:value="27.0731" calcext:value-type="float">
            <text:p>27.0731</text:p>
          </table:table-cell>
          <table:table-cell office:value-type="float" office:value="9.7179" calcext:value-type="float">
            <text:p>9.7179</text:p>
          </table:table-cell>
          <table:table-cell office:value-type="float" office:value="1.0874" calcext:value-type="float">
            <text:p>1.0874</text:p>
          </table:table-cell>
          <table:table-cell office:value-type="float" office:value="5.4514" calcext:value-type="float">
            <text:p>5.4514</text:p>
          </table:table-cell>
          <table:table-cell office:value-type="float" office:value="0.4332" calcext:value-type="float">
            <text:p>0.4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92" calcext:value-type="float">
            <text:p>86.29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.6822" calcext:value-type="float">
            <text:p>170.682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850751" calcext:value-type="float">
            <text:p>18668507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876" calcext:value-type="float">
            <text:p>25587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85552.37" calcext:value-type="float">
            <text:p>10985552.3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81" calcext:value-type="float">
            <text:p>6.2481</text:p>
          </table:table-cell>
          <table:table-cell office:value-type="float" office:value="31.1056" calcext:value-type="float">
            <text:p>31.1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0583" calcext:value-type="float">
            <text:p>44.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687" calcext:value-type="float">
            <text:p>40.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9591" calcext:value-type="float">
            <text:p>93.9591</text:p>
          </table:table-cell>
          <table:table-cell office:value-type="float" office:value="0.4485" calcext:value-type="float">
            <text:p>0.4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6889" calcext:value-type="float">
            <text:p>170.6889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7.7906" calcext:value-type="float">
            <text:p>87.7906</text:p>
          </table:table-cell>
          <table:table-cell office:value-type="float" office:value="1930831385" calcext:value-type="float">
            <text:p>1930831385</text:p>
          </table:table-cell>
          <table:table-cell office:value-type="float" office:value="0" calcext:value-type="float">
            <text:p>0</text:p>
          </table:table-cell>
          <table:table-cell office:value-type="float" office:value="55792666" calcext:value-type="float">
            <text:p>55792666</text:p>
          </table:table-cell>
          <table:table-cell office:value-type="float" office:value="1921628223" calcext:value-type="float">
            <text:p>1921628223</text:p>
          </table:table-cell>
          <table:table-cell office:value-type="float" office:value="97.02" calcext:value-type="float">
            <text:p>9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67710" calcext:value-type="float">
            <text:p>16771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1358089.7" calcext:value-type="float">
            <text:p>21358089.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25" calcext:value-type="float">
            <text:p>6.2525</text:p>
          </table:table-cell>
          <table:table-cell office:value-type="float" office:value="33.9612" calcext:value-type="float">
            <text:p>33.9612</text:p>
          </table:table-cell>
          <table:table-cell office:value-type="float" office:value="0.5274" calcext:value-type="float">
            <text:p>0.5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493" calcext:value-type="float">
            <text:p>45.3493</text:p>
          </table:table-cell>
          <table:table-cell office:value-type="float" office:value="0.0277" calcext:value-type="float">
            <text:p>0.0277</text:p>
          </table:table-cell>
          <table:table-cell office:value-type="float" office:value="0" calcext:value-type="float">
            <text:p>0</text:p>
          </table:table-cell>
          <table:table-cell office:value-type="float" office:value="26.9322" calcext:value-type="float">
            <text:p>26.9322</text:p>
          </table:table-cell>
          <table:table-cell office:value-type="float" office:value="9.7323" calcext:value-type="float">
            <text:p>9.7323</text:p>
          </table:table-cell>
          <table:table-cell office:value-type="float" office:value="0.9742" calcext:value-type="float">
            <text:p>0.9742</text:p>
          </table:table-cell>
          <table:table-cell office:value-type="float" office:value="4.8399" calcext:value-type="float">
            <text:p>4.8399</text:p>
          </table:table-cell>
          <table:table-cell office:value-type="float" office:value="0.4269" calcext:value-type="float">
            <text:p>0.4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794" calcext:value-type="float">
            <text:p>87.794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44.8089" calcext:value-type="float">
            <text:p>244.808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8663301" calcext:value-type="float">
            <text:p>18586633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748" calcext:value-type="float">
            <text:p>51174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7659194.97" calcext:value-type="float">
            <text:p>7659194.9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165" calcext:value-type="float">
            <text:p>6.2165</text:p>
          </table:table-cell>
          <table:table-cell office:value-type="float" office:value="32.8414" calcext:value-type="float">
            <text:p>32.8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8563" calcext:value-type="float">
            <text:p>46.8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759" calcext:value-type="float">
            <text:p>31.9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4506" calcext:value-type="float">
            <text:p>147.4506</text:p>
          </table:table-cell>
          <table:table-cell office:value-type="float" office:value="0.4302" calcext:value-type="float">
            <text:p>0.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8184" calcext:value-type="float">
            <text:p>244.8184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9.1074" calcext:value-type="float">
            <text:p>89.1074</text:p>
          </table:table-cell>
          <table:table-cell office:value-type="float" office:value="1915368023" calcext:value-type="float">
            <text:p>1915368023</text:p>
          </table:table-cell>
          <table:table-cell office:value-type="float" office:value="0" calcext:value-type="float">
            <text:p>0</text:p>
          </table:table-cell>
          <table:table-cell office:value-type="float" office:value="40329304" calcext:value-type="float">
            <text:p>40329304</text:p>
          </table:table-cell>
          <table:table-cell office:value-type="float" office:value="1897645867" calcext:value-type="float">
            <text:p>1897645867</text:p>
          </table:table-cell>
          <table:table-cell office:value-type="float" office:value="97.85" calcext:value-type="float">
            <text:p>9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21714" calcext:value-type="float">
            <text:p>12171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1042454.19" calcext:value-type="float">
            <text:p>21042454.1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353" calcext:value-type="float">
            <text:p>6.2353</text:p>
          </table:table-cell>
          <table:table-cell office:value-type="float" office:value="34.9981" calcext:value-type="float">
            <text:p>34.9981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958" calcext:value-type="float">
            <text:p>47.895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  <table:table-cell office:value-type="float" office:value="27.0496" calcext:value-type="float">
            <text:p>27.0496</text:p>
          </table:table-cell>
          <table:table-cell office:value-type="float" office:value="9.7111" calcext:value-type="float">
            <text:p>9.7111</text:p>
          </table:table-cell>
          <table:table-cell office:value-type="float" office:value="0.6129" calcext:value-type="float">
            <text:p>0.6129</text:p>
          </table:table-cell>
          <table:table-cell office:value-type="float" office:value="3.7813" calcext:value-type="float">
            <text:p>3.7813</text:p>
          </table:table-cell>
          <table:table-cell office:value-type="float" office:value="0.4421" calcext:value-type="float">
            <text:p>0.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109" calcext:value-type="float">
            <text:p>89.110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511" calcext:value-type="float">
            <text:p>51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26.4098" calcext:value-type="float">
            <text:p>426.409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2356520" calcext:value-type="float">
            <text:p>18423565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492" calcext:value-type="float">
            <text:p>102349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397268.99" calcext:value-type="float">
            <text:p>4397268.9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21" calcext:value-type="float">
            <text:p>6.2521</text:p>
          </table:table-cell>
          <table:table-cell office:value-type="float" office:value="34.7169" calcext:value-type="float">
            <text:p>34.7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6486" calcext:value-type="float">
            <text:p>49.6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912" calcext:value-type="float">
            <text:p>53.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1114" calcext:value-type="float">
            <text:p>302.1114</text:p>
          </table:table-cell>
          <table:table-cell office:value-type="float" office:value="0.4358" calcext:value-type="float">
            <text:p>0.4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.4265" calcext:value-type="float">
            <text:p>426.4265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511" calcext:value-type="float">
            <text:p>511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90.7699" calcext:value-type="float">
            <text:p>90.7699</text:p>
          </table:table-cell>
          <table:table-cell office:value-type="float" office:value="1915334075" calcext:value-type="float">
            <text:p>1915334075</text:p>
          </table:table-cell>
          <table:table-cell office:value-type="float" office:value="0" calcext:value-type="float">
            <text:p>0</text:p>
          </table:table-cell>
          <table:table-cell office:value-type="float" office:value="40295356" calcext:value-type="float">
            <text:p>40295356</text:p>
          </table:table-cell>
          <table:table-cell office:value-type="float" office:value="1879765866" calcext:value-type="float">
            <text:p>1879765866</text:p>
          </table:table-cell>
          <table:table-cell office:value-type="float" office:value="97.85" calcext:value-type="float">
            <text:p>9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7536" calcext:value-type="float">
            <text:p>137536</text:p>
          </table:table-cell>
          <table:table-cell office:value-type="float" office:value="0" calcext:value-type="float">
            <text:p>0</text:p>
          </table:table-cell>
          <table:table-cell office:value-type="float" office:value="128064" calcext:value-type="float">
            <text:p>128064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0657063.71" calcext:value-type="float">
            <text:p>20657063.7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55" calcext:value-type="float">
            <text:p>6.2655</text:p>
          </table:table-cell>
          <table:table-cell office:value-type="float" office:value="36.5259" calcext:value-type="float">
            <text:p>36.5259</text:p>
          </table:table-cell>
          <table:table-cell office:value-type="float" office:value="0.4855" calcext:value-type="float">
            <text:p>0.4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026" calcext:value-type="float">
            <text:p>50.6026</text:p>
          </table:table-cell>
          <table:table-cell office:value-type="float" office:value="0.0275" calcext:value-type="float">
            <text:p>0.0275</text:p>
          </table:table-cell>
          <table:table-cell office:value-type="float" office:value="0" calcext:value-type="float">
            <text:p>0</text:p>
          </table:table-cell>
          <table:table-cell office:value-type="float" office:value="26.225" calcext:value-type="float">
            <text:p>26.225</text:p>
          </table:table-cell>
          <table:table-cell office:value-type="float" office:value="9.973" calcext:value-type="float">
            <text:p>9.97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.9416" calcext:value-type="float">
            <text:p>2.9416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734" calcext:value-type="float">
            <text:p>90.7734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023" calcext:value-type="float">
            <text:p>102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7.6107" calcext:value-type="float">
            <text:p>767.610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174791" calcext:value-type="float">
            <text:p>18111747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6980" calcext:value-type="float">
            <text:p>20469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42694.73" calcext:value-type="float">
            <text:p>2442694.7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438" calcext:value-type="float">
            <text:p>6.2438</text:p>
          </table:table-cell>
          <table:table-cell office:value-type="float" office:value="36.6356" calcext:value-type="float">
            <text:p>36.6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9799" calcext:value-type="float">
            <text:p>51.9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217" calcext:value-type="float">
            <text:p>75.3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.447" calcext:value-type="float">
            <text:p>584.447</text:p>
          </table:table-cell>
          <table:table-cell office:value-type="float" office:value="0.4415" calcext:value-type="float">
            <text:p>0.4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.6406" calcext:value-type="float">
            <text:p>767.6406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023" calcext:value-type="float">
            <text:p>1023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92.166" calcext:value-type="float">
            <text:p>92.166</text:p>
          </table:table-cell>
          <table:table-cell office:value-type="float" office:value="1902185933" calcext:value-type="float">
            <text:p>1902185933</text:p>
          </table:table-cell>
          <table:table-cell office:value-type="float" office:value="0" calcext:value-type="float">
            <text:p>0</text:p>
          </table:table-cell>
          <table:table-cell office:value-type="float" office:value="27147214" calcext:value-type="float">
            <text:p>27147214</text:p>
          </table:table-cell>
          <table:table-cell office:value-type="float" office:value="1834932794" calcext:value-type="float">
            <text:p>1834932794</text:p>
          </table:table-cell>
          <table:table-cell office:value-type="float" office:value="98.55" calcext:value-type="float">
            <text:p>9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88849" calcext:value-type="float">
            <text:p>88849</text:p>
          </table:table-cell>
          <table:table-cell office:value-type="float" office:value="0" calcext:value-type="float">
            <text:p>0</text:p>
          </table:table-cell>
          <table:table-cell office:value-type="float" office:value="128000" calcext:value-type="float">
            <text:p>128000</text:p>
          </table:table-cell>
          <table:table-cell office:value-type="float" office:value="4000" calcext:value-type="float">
            <text:p>400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0344157.43" calcext:value-type="float">
            <text:p>20344157.4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61667" calcext:value-type="float">
            <text:p>36166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656" calcext:value-type="float">
            <text:p>6.2656</text:p>
          </table:table-cell>
          <table:table-cell office:value-type="float" office:value="37.9544" calcext:value-type="float">
            <text:p>37.9544</text:p>
          </table:table-cell>
          <table:table-cell office:value-type="float" office:value="0.4685" calcext:value-type="float">
            <text:p>0.4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8588" calcext:value-type="float">
            <text:p>52.858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" calcext:value-type="float">
            <text:p>0</text:p>
          </table:table-cell>
          <table:table-cell office:value-type="float" office:value="26.2195" calcext:value-type="float">
            <text:p>26.2195</text:p>
          </table:table-cell>
          <table:table-cell office:value-type="float" office:value="10.0443" calcext:value-type="float">
            <text:p>10.0443</text:p>
          </table:table-cell>
          <table:table-cell office:value-type="float" office:value="0.4114" calcext:value-type="float">
            <text:p>0.4114</text:p>
          </table:table-cell>
          <table:table-cell office:value-type="float" office:value="2.4541" calcext:value-type="float">
            <text:p>2.4541</text:p>
          </table:table-cell>
          <table:table-cell office:value-type="float" office:value="0.4245" calcext:value-type="float">
            <text:p>0.4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696" calcext:value-type="float">
            <text:p>92.1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0T11:57:00.739952740</dc:date>
    <dc:creator>Elkin Cruz</dc:creator>
    <meta:editing-duration>PT2M34S</meta:editing-duration>
    <meta:editing-cycles>1</meta:editing-cycles>
    <meta:document-statistic meta:table-count="1" meta:cell-count="1197" meta:object-count="0"/>
    <meta:generator>LibreOffice/7.4.1.2$Linux_X86_64 LibreOffice_project/40$Build-2</meta:generator>
  </office:meta>
</office:document-meta>
</file>